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7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3.6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bweichungen – WORK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urchlauf</text:p>
          </table:table-cell>
          <table:table-cell office:value-type="string" calcext:value-type="string">
            <text:p>Traj-Ansat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.0214630688357" calcext:value-type="float">
            <text:p>-1,0214630688357</text:p>
          </table:table-cell>
          <table:table-cell office:value-type="float" office:value="1.78637194084897" calcext:value-type="float">
            <text:p>1,78637194084897</text:p>
          </table:table-cell>
          <table:table-cell office:value-type="float" office:value="0.830842729878663" calcext:value-type="float">
            <text:p>0,8308427298786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.0214630688357" calcext:value-type="float">
            <text:p>-1,0214630688357</text:p>
          </table:table-cell>
          <table:table-cell office:value-type="float" office:value="1.78637194084897" calcext:value-type="float">
            <text:p>1,78637194084897</text:p>
          </table:table-cell>
          <table:table-cell office:value-type="float" office:value="0.830842729878663" calcext:value-type="float">
            <text:p>0,8308427298786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.0214630688357" calcext:value-type="float">
            <text:p>-1,0214630688357</text:p>
          </table:table-cell>
          <table:table-cell office:value-type="float" office:value="1.78637194084897" calcext:value-type="float">
            <text:p>1,78637194084897</text:p>
          </table:table-cell>
          <table:table-cell office:value-type="float" office:value="0.830842729878663" calcext:value-type="float">
            <text:p>0,8308427298786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.24976153460012" calcext:value-type="float">
            <text:p>-1,24976153460012</text:p>
          </table:table-cell>
          <table:table-cell office:value-type="float" office:value="2.39861554297255" calcext:value-type="float">
            <text:p>2,39861554297255</text:p>
          </table:table-cell>
          <table:table-cell office:value-type="float" office:value="0.650622212968713" calcext:value-type="float">
            <text:p>0,6506222129687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366395469400713" calcext:value-type="float">
            <text:p>-0,366395469400713</text:p>
          </table:table-cell>
          <table:table-cell office:value-type="float" office:value="3.49737663068157" calcext:value-type="float">
            <text:p>3,49737663068157</text:p>
          </table:table-cell>
          <table:table-cell office:value-type="float" office:value="2.45935780911204" calcext:value-type="float">
            <text:p>2,4593578091120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-0.366395469400713" calcext:value-type="float">
            <text:p>-0,366395469400713</text:p>
          </table:table-cell>
          <table:table-cell office:value-type="float" office:value="3.49737663068157" calcext:value-type="float">
            <text:p>3,49737663068157</text:p>
          </table:table-cell>
          <table:table-cell office:value-type="float" office:value="2.45935780911204" calcext:value-type="float">
            <text:p>2,459357809112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0.366395469400713" calcext:value-type="float">
            <text:p>-0,366395469400713</text:p>
          </table:table-cell>
          <table:table-cell office:value-type="float" office:value="3.49737663068157" calcext:value-type="float">
            <text:p>3,49737663068157</text:p>
          </table:table-cell>
          <table:table-cell office:value-type="float" office:value="2.45935780911204" calcext:value-type="float">
            <text:p>2,459357809112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0.593387077391261" calcext:value-type="float">
            <text:p>-0,593387077391261</text:p>
          </table:table-cell>
          <table:table-cell office:value-type="float" office:value="4.30910497992656" calcext:value-type="float">
            <text:p>4,30910497992656</text:p>
          </table:table-cell>
          <table:table-cell office:value-type="float" office:value="1.97047242224169" calcext:value-type="float">
            <text:p>1,970472422241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928284452833682" calcext:value-type="float">
            <text:p>-0,928284452833682</text:p>
          </table:table-cell>
          <table:table-cell office:value-type="float" office:value="3.67693138063581" calcext:value-type="float">
            <text:p>3,67693138063581</text:p>
          </table:table-cell>
          <table:table-cell office:value-type="float" office:value="1.88216352793115" calcext:value-type="float">
            <text:p>1,882163527931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0.928284452833682" calcext:value-type="float">
            <text:p>-0,928284452833682</text:p>
          </table:table-cell>
          <table:table-cell office:value-type="float" office:value="3.67693138063581" calcext:value-type="float">
            <text:p>3,67693138063581</text:p>
          </table:table-cell>
          <table:table-cell office:value-type="float" office:value="1.88216352793115" calcext:value-type="float">
            <text:p>1,8821635279311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-0.928284452833682" calcext:value-type="float">
            <text:p>-0,928284452833682</text:p>
          </table:table-cell>
          <table:table-cell office:value-type="float" office:value="3.67693138063581" calcext:value-type="float">
            <text:p>3,67693138063581</text:p>
          </table:table-cell>
          <table:table-cell office:value-type="float" office:value="1.88216352793115" calcext:value-type="float">
            <text:p>1,882163527931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.2089491486897" calcext:value-type="float">
            <text:p>-1,2089491486897</text:p>
          </table:table-cell>
          <table:table-cell office:value-type="float" office:value="4.28373660638727" calcext:value-type="float">
            <text:p>4,28373660638727</text:p>
          </table:table-cell>
          <table:table-cell office:value-type="float" office:value="1.6411403938722" calcext:value-type="float">
            <text:p>1,64114039387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62134987166043" calcext:value-type="float">
            <text:p>0,462134987166043</text:p>
          </table:table-cell>
          <table:table-cell office:value-type="float" office:value="4.51628763221832" calcext:value-type="float">
            <text:p>4,51628763221832</text:p>
          </table:table-cell>
          <table:table-cell office:value-type="float" office:value="3.58535062314269" calcext:value-type="float">
            <text:p>3,585350623142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62134987166043" calcext:value-type="float">
            <text:p>0,462134987166043</text:p>
          </table:table-cell>
          <table:table-cell office:value-type="float" office:value="4.51628763221832" calcext:value-type="float">
            <text:p>4,51628763221832</text:p>
          </table:table-cell>
          <table:table-cell office:value-type="float" office:value="3.58535062314269" calcext:value-type="float">
            <text:p>3,585350623142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462134987166043" calcext:value-type="float">
            <text:p>0,462134987166043</text:p>
          </table:table-cell>
          <table:table-cell office:value-type="float" office:value="4.51628763221832" calcext:value-type="float">
            <text:p>4,51628763221832</text:p>
          </table:table-cell>
          <table:table-cell office:value-type="float" office:value="3.58535062314269" calcext:value-type="float">
            <text:p>3,5853506231426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.260754831306745" calcext:value-type="float">
            <text:p>0,260754831306745</text:p>
          </table:table-cell>
          <table:table-cell office:value-type="float" office:value="5.27819272152744" calcext:value-type="float">
            <text:p>5,27819272152744</text:p>
          </table:table-cell>
          <table:table-cell office:value-type="float" office:value="3.32555360408741" calcext:value-type="float">
            <text:p>3,325553604087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0.207370019428586" calcext:value-type="float">
            <text:p>-0,207370019428586</text:p>
          </table:table-cell>
          <table:table-cell office:value-type="float" office:value="3.45317513486587" calcext:value-type="float">
            <text:p>3,45317513486587</text:p>
          </table:table-cell>
          <table:table-cell office:value-type="float" office:value="3.43182852472638" calcext:value-type="float">
            <text:p>3,431828524726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0.207370019428586" calcext:value-type="float">
            <text:p>-0,207370019428586</text:p>
          </table:table-cell>
          <table:table-cell office:value-type="float" office:value="3.45317513486587" calcext:value-type="float">
            <text:p>3,45317513486587</text:p>
          </table:table-cell>
          <table:table-cell office:value-type="float" office:value="3.43182852472638" calcext:value-type="float">
            <text:p>3,431828524726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0.207370019428586" calcext:value-type="float">
            <text:p>-0,207370019428586</text:p>
          </table:table-cell>
          <table:table-cell office:value-type="float" office:value="3.45317513486587" calcext:value-type="float">
            <text:p>3,45317513486587</text:p>
          </table:table-cell>
          <table:table-cell office:value-type="float" office:value="3.43182852472638" calcext:value-type="float">
            <text:p>3,431828524726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0.372239360075795" calcext:value-type="float">
            <text:p>-0,372239360075795</text:p>
          </table:table-cell>
          <table:table-cell office:value-type="float" office:value="4.22831374490996" calcext:value-type="float">
            <text:p>4,22831374490996</text:p>
          </table:table-cell>
          <table:table-cell office:value-type="float" office:value="3.07343641027388" calcext:value-type="float">
            <text:p>3,073436410273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262139584483066" calcext:value-type="float">
            <text:p>0,262139584483066</text:p>
          </table:table-cell>
          <table:table-cell office:value-type="float" office:value="2.29011675101719" calcext:value-type="float">
            <text:p>2,29011675101719</text:p>
          </table:table-cell>
          <table:table-cell office:value-type="float" office:value="3.2103826849116" calcext:value-type="float">
            <text:p>3,21038268491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262139584483066" calcext:value-type="float">
            <text:p>0,262139584483066</text:p>
          </table:table-cell>
          <table:table-cell office:value-type="float" office:value="2.29011675101719" calcext:value-type="float">
            <text:p>2,29011675101719</text:p>
          </table:table-cell>
          <table:table-cell office:value-type="float" office:value="3.2103826849116" calcext:value-type="float">
            <text:p>3,21038268491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262139584483066" calcext:value-type="float">
            <text:p>0,262139584483066</text:p>
          </table:table-cell>
          <table:table-cell office:value-type="float" office:value="2.29011675101719" calcext:value-type="float">
            <text:p>2,29011675101719</text:p>
          </table:table-cell>
          <table:table-cell office:value-type="float" office:value="3.2103826849116" calcext:value-type="float">
            <text:p>3,21038268491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0942589893644528" calcext:value-type="float">
            <text:p>0,094258989364453</text:p>
          </table:table-cell>
          <table:table-cell office:value-type="float" office:value="2.98838634403183" calcext:value-type="float">
            <text:p>2,98838634403183</text:p>
          </table:table-cell>
          <table:table-cell office:value-type="float" office:value="2.86126372513815" calcext:value-type="float">
            <text:p>2,861263725138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0.487496971679518" calcext:value-type="float">
            <text:p>-0,487496971679518</text:p>
          </table:table-cell>
          <table:table-cell office:value-type="float" office:value="4.20941708837947" calcext:value-type="float">
            <text:p>4,20941708837947</text:p>
          </table:table-cell>
          <table:table-cell office:value-type="float" office:value="3.57613452574091" calcext:value-type="float">
            <text:p>3,576134525740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0.487496971679518" calcext:value-type="float">
            <text:p>-0,487496971679518</text:p>
          </table:table-cell>
          <table:table-cell office:value-type="float" office:value="4.20941708837947" calcext:value-type="float">
            <text:p>4,20941708837947</text:p>
          </table:table-cell>
          <table:table-cell office:value-type="float" office:value="3.57613452574091" calcext:value-type="float">
            <text:p>3,576134525740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0.487496971679518" calcext:value-type="float">
            <text:p>-0,487496971679518</text:p>
          </table:table-cell>
          <table:table-cell office:value-type="float" office:value="4.20941708837947" calcext:value-type="float">
            <text:p>4,20941708837947</text:p>
          </table:table-cell>
          <table:table-cell office:value-type="float" office:value="3.57613452574091" calcext:value-type="float">
            <text:p>3,576134525740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0.519949707084394" calcext:value-type="float">
            <text:p>-0,519949707084394</text:p>
          </table:table-cell>
          <table:table-cell office:value-type="float" office:value="4.75934139778364" calcext:value-type="float">
            <text:p>4,75934139778364</text:p>
          </table:table-cell>
          <table:table-cell office:value-type="float" office:value="3.12668319784826" calcext:value-type="float">
            <text:p>3,126683197848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627979654629392" calcext:value-type="float">
            <text:p>0,006279796546294</text:p>
          </table:table-cell>
          <table:table-cell office:value-type="float" office:value="2.76047005579075" calcext:value-type="float">
            <text:p>2,76047005579075</text:p>
          </table:table-cell>
          <table:table-cell office:value-type="float" office:value="2.94185691814204" calcext:value-type="float">
            <text:p>2,941856918142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627979654629392" calcext:value-type="float">
            <text:p>0,006279796546294</text:p>
          </table:table-cell>
          <table:table-cell office:value-type="float" office:value="2.76047005579075" calcext:value-type="float">
            <text:p>2,76047005579075</text:p>
          </table:table-cell>
          <table:table-cell office:value-type="float" office:value="2.94185691814204" calcext:value-type="float">
            <text:p>2,941856918142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627979654629392" calcext:value-type="float">
            <text:p>0,006279796546294</text:p>
          </table:table-cell>
          <table:table-cell office:value-type="float" office:value="2.76047005579075" calcext:value-type="float">
            <text:p>2,76047005579075</text:p>
          </table:table-cell>
          <table:table-cell office:value-type="float" office:value="2.94185691814204" calcext:value-type="float">
            <text:p>2,941856918142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0.226739948876457" calcext:value-type="float">
            <text:p>-0,226739948876457</text:p>
          </table:table-cell>
          <table:table-cell office:value-type="float" office:value="3.60112698821767" calcext:value-type="float">
            <text:p>3,60112698821767</text:p>
          </table:table-cell>
          <table:table-cell office:value-type="float" office:value="2.72690023641683" calcext:value-type="float">
            <text:p>2,726900236416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0.809223292707315" calcext:value-type="float">
            <text:p>-0,809223292707315</text:p>
          </table:table-cell>
          <table:table-cell office:value-type="float" office:value="5.24737908080682" calcext:value-type="float">
            <text:p>5,24737908080682</text:p>
          </table:table-cell>
          <table:table-cell office:value-type="float" office:value="2.24027266916458" calcext:value-type="float">
            <text:p>2,240272669164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0.809223292707315" calcext:value-type="float">
            <text:p>-0,809223292707315</text:p>
          </table:table-cell>
          <table:table-cell office:value-type="float" office:value="5.24737908080682" calcext:value-type="float">
            <text:p>5,24737908080682</text:p>
          </table:table-cell>
          <table:table-cell office:value-type="float" office:value="2.24027266916458" calcext:value-type="float">
            <text:p>2,240272669164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0.809223292707315" calcext:value-type="float">
            <text:p>-0,809223292707315</text:p>
          </table:table-cell>
          <table:table-cell office:value-type="float" office:value="5.24737908080682" calcext:value-type="float">
            <text:p>5,24737908080682</text:p>
          </table:table-cell>
          <table:table-cell office:value-type="float" office:value="2.24027266916458" calcext:value-type="float">
            <text:p>2,240272669164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1.10539212615175" calcext:value-type="float">
            <text:p>-1,10539212615175</text:p>
          </table:table-cell>
          <table:table-cell office:value-type="float" office:value="6.23533771811785" calcext:value-type="float">
            <text:p>6,23533771811785</text:p>
          </table:table-cell>
          <table:table-cell office:value-type="float" office:value="2.23276676391403" calcext:value-type="float">
            <text:p>2,232766763914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2.07373070014897" calcext:value-type="float">
            <text:p>-2,07373070014897</text:p>
          </table:table-cell>
          <table:table-cell office:value-type="float" office:value="5.59993213348503" calcext:value-type="float">
            <text:p>5,59993213348503</text:p>
          </table:table-cell>
          <table:table-cell office:value-type="float" office:value="1.42455930313858" calcext:value-type="float">
            <text:p>1,424559303138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2.07373070014897" calcext:value-type="float">
            <text:p>-2,07373070014897</text:p>
          </table:table-cell>
          <table:table-cell office:value-type="float" office:value="5.59993213348503" calcext:value-type="float">
            <text:p>5,59993213348503</text:p>
          </table:table-cell>
          <table:table-cell office:value-type="float" office:value="1.42455930313858" calcext:value-type="float">
            <text:p>1,424559303138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2.07373070014897" calcext:value-type="float">
            <text:p>-2,07373070014897</text:p>
          </table:table-cell>
          <table:table-cell office:value-type="float" office:value="5.59993213348503" calcext:value-type="float">
            <text:p>5,59993213348503</text:p>
          </table:table-cell>
          <table:table-cell office:value-type="float" office:value="1.42455930313858" calcext:value-type="float">
            <text:p>1,424559303138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2.20811622658626" calcext:value-type="float">
            <text:p>-2,20811622658626</text:p>
          </table:table-cell>
          <table:table-cell office:value-type="float" office:value="6.21505946934097" calcext:value-type="float">
            <text:p>6,21505946934097</text:p>
          </table:table-cell>
          <table:table-cell office:value-type="float" office:value="1.13963768376885" calcext:value-type="float">
            <text:p>1,139637683768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247066715119668" calcext:value-type="float">
            <text:p>0,247066715119668</text:p>
          </table:table-cell>
          <table:table-cell office:value-type="float" office:value="4.41017999002851" calcext:value-type="float">
            <text:p>4,41017999002851</text:p>
          </table:table-cell>
          <table:table-cell office:value-type="float" office:value="3.45127439572004" calcext:value-type="float">
            <text:p>3,451274395720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247066715119668" calcext:value-type="float">
            <text:p>0,247066715119668</text:p>
          </table:table-cell>
          <table:table-cell office:value-type="float" office:value="4.41017999002851" calcext:value-type="float">
            <text:p>4,41017999002851</text:p>
          </table:table-cell>
          <table:table-cell office:value-type="float" office:value="3.45127439572004" calcext:value-type="float">
            <text:p>3,451274395720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247066715119668" calcext:value-type="float">
            <text:p>0,247066715119668</text:p>
          </table:table-cell>
          <table:table-cell office:value-type="float" office:value="4.41017999002851" calcext:value-type="float">
            <text:p>4,41017999002851</text:p>
          </table:table-cell>
          <table:table-cell office:value-type="float" office:value="3.45127439572004" calcext:value-type="float">
            <text:p>3,451274395720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.128810332927298" calcext:value-type="float">
            <text:p>0,128810332927298</text:p>
          </table:table-cell>
          <table:table-cell office:value-type="float" office:value="5.11655536488825" calcext:value-type="float">
            <text:p>5,11655536488825</text:p>
          </table:table-cell>
          <table:table-cell office:value-type="float" office:value="3.25880560267157" calcext:value-type="float">
            <text:p>3,258805602671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.49253176024892" calcext:value-type="float">
            <text:p>1,49253176024892</text:p>
          </table:table-cell>
          <table:table-cell office:value-type="float" office:value="3.35005133115812" calcext:value-type="float">
            <text:p>3,35005133115812</text:p>
          </table:table-cell>
          <table:table-cell office:value-type="float" office:value="4.63483869474141" calcext:value-type="float">
            <text:p>4,634838694741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.49253176024892" calcext:value-type="float">
            <text:p>1,49253176024892</text:p>
          </table:table-cell>
          <table:table-cell office:value-type="float" office:value="3.35005133115812" calcext:value-type="float">
            <text:p>3,35005133115812</text:p>
          </table:table-cell>
          <table:table-cell office:value-type="float" office:value="4.63483869474141" calcext:value-type="float">
            <text:p>4,634838694741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.49253176024892" calcext:value-type="float">
            <text:p>1,49253176024892</text:p>
          </table:table-cell>
          <table:table-cell office:value-type="float" office:value="3.35005133115812" calcext:value-type="float">
            <text:p>3,35005133115812</text:p>
          </table:table-cell>
          <table:table-cell office:value-type="float" office:value="4.63483869474141" calcext:value-type="float">
            <text:p>4,634838694741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.36790007907746" calcext:value-type="float">
            <text:p>1,36790007907746</text:p>
          </table:table-cell>
          <table:table-cell office:value-type="float" office:value="4.03814365520018" calcext:value-type="float">
            <text:p>4,03814365520018</text:p>
          </table:table-cell>
          <table:table-cell office:value-type="float" office:value="4.32970336718748" calcext:value-type="float">
            <text:p>4,329703367187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-0.032469157218672" calcext:value-type="float">
            <text:p>-0,032469157218672</text:p>
          </table:table-cell>
          <table:table-cell office:value-type="float" office:value="3.35361330769039" calcext:value-type="float">
            <text:p>3,35361330769039</text:p>
          </table:table-cell>
          <table:table-cell office:value-type="float" office:value="3.16430594494899" calcext:value-type="float">
            <text:p>3,164305944948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-0.032469157218672" calcext:value-type="float">
            <text:p>-0,032469157218672</text:p>
          </table:table-cell>
          <table:table-cell office:value-type="float" office:value="3.35361330769039" calcext:value-type="float">
            <text:p>3,35361330769039</text:p>
          </table:table-cell>
          <table:table-cell office:value-type="float" office:value="3.16430594494899" calcext:value-type="float">
            <text:p>3,164305944948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-0.032469157218672" calcext:value-type="float">
            <text:p>-0,032469157218672</text:p>
          </table:table-cell>
          <table:table-cell office:value-type="float" office:value="3.35361330769039" calcext:value-type="float">
            <text:p>3,35361330769039</text:p>
          </table:table-cell>
          <table:table-cell office:value-type="float" office:value="3.16430594494899" calcext:value-type="float">
            <text:p>3,164305944948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-0.138685597466455" calcext:value-type="float">
            <text:p>-0,138685597466455</text:p>
          </table:table-cell>
          <table:table-cell office:value-type="float" office:value="3.93289763115833" calcext:value-type="float">
            <text:p>3,93289763115833</text:p>
          </table:table-cell>
          <table:table-cell office:value-type="float" office:value="2.95271605626283" calcext:value-type="float">
            <text:p>2,952716056262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352695344490945" calcext:value-type="float">
            <text:p>0,352695344490945</text:p>
          </table:table-cell>
          <table:table-cell office:value-type="float" office:value="4.64850366033419" calcext:value-type="float">
            <text:p>4,64850366033419</text:p>
          </table:table-cell>
          <table:table-cell office:value-type="float" office:value="3.43958021437545" calcext:value-type="float">
            <text:p>3,439580214375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2695344490945" calcext:value-type="float">
            <text:p>0,352695344490945</text:p>
          </table:table-cell>
          <table:table-cell office:value-type="float" office:value="4.64850366033419" calcext:value-type="float">
            <text:p>4,64850366033419</text:p>
          </table:table-cell>
          <table:table-cell office:value-type="float" office:value="3.43958021437545" calcext:value-type="float">
            <text:p>3,439580214375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352695344490945" calcext:value-type="float">
            <text:p>0,352695344490945</text:p>
          </table:table-cell>
          <table:table-cell office:value-type="float" office:value="4.64850366033419" calcext:value-type="float">
            <text:p>4,64850366033419</text:p>
          </table:table-cell>
          <table:table-cell office:value-type="float" office:value="3.43958021437545" calcext:value-type="float">
            <text:p>3,439580214375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.19045158899246" calcext:value-type="float">
            <text:p>0,19045158899246</text:p>
          </table:table-cell>
          <table:table-cell office:value-type="float" office:value="5.35322847883012" calcext:value-type="float">
            <text:p>5,35322847883012</text:p>
          </table:table-cell>
          <table:table-cell office:value-type="float" office:value="3.10345137735318" calcext:value-type="float">
            <text:p>3,103451377353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0.676476096455613" calcext:value-type="float">
            <text:p>-0,676476096455613</text:p>
          </table:table-cell>
          <table:table-cell office:value-type="float" office:value="3.98456761306636" calcext:value-type="float">
            <text:p>3,98456761306636</text:p>
          </table:table-cell>
          <table:table-cell office:value-type="float" office:value="2.9720902604171" calcext:value-type="float">
            <text:p>2,97209026041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-0.676476096455613" calcext:value-type="float">
            <text:p>-0,676476096455613</text:p>
          </table:table-cell>
          <table:table-cell office:value-type="float" office:value="3.98456761306636" calcext:value-type="float">
            <text:p>3,98456761306636</text:p>
          </table:table-cell>
          <table:table-cell office:value-type="float" office:value="2.9720902604171" calcext:value-type="float">
            <text:p>2,97209026041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-0.676476096455613" calcext:value-type="float">
            <text:p>-0,676476096455613</text:p>
          </table:table-cell>
          <table:table-cell office:value-type="float" office:value="3.98456761306636" calcext:value-type="float">
            <text:p>3,98456761306636</text:p>
          </table:table-cell>
          <table:table-cell office:value-type="float" office:value="2.9720902604171" calcext:value-type="float">
            <text:p>2,97209026041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-0.819652323342804" calcext:value-type="float">
            <text:p>-0,819652323342804</text:p>
          </table:table-cell>
          <table:table-cell office:value-type="float" office:value="4.77180407033325" calcext:value-type="float">
            <text:p>4,77180407033325</text:p>
          </table:table-cell>
          <table:table-cell office:value-type="float" office:value="2.69111393817966" calcext:value-type="float">
            <text:p>2,69111393817966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Traj-Ansat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1.0214630688357" calcext:value-type="float">
            <text:p>-1,021463069</text:p>
          </table:table-cell>
          <table:table-cell table:style-name="ce2" office:value-type="float" office:value="1.78637194084897" calcext:value-type="float">
            <text:p>1,786371941</text:p>
          </table:table-cell>
          <table:table-cell table:style-name="ce2" office:value-type="float" office:value="0.830842729878663" calcext:value-type="float">
            <text:p>0,830842730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0.366395469400713" calcext:value-type="float">
            <text:p>-0,366395469</text:p>
          </table:table-cell>
          <table:table-cell table:style-name="ce2" office:value-type="float" office:value="3.49737663068157" calcext:value-type="float">
            <text:p>3,497376631</text:p>
          </table:table-cell>
          <table:table-cell table:style-name="ce2" office:value-type="float" office:value="2.45935780911204" calcext:value-type="float">
            <text:p>2,459357809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0.928284452833682" calcext:value-type="float">
            <text:p>-0,928284453</text:p>
          </table:table-cell>
          <table:table-cell table:style-name="ce2" office:value-type="float" office:value="3.67693138063581" calcext:value-type="float">
            <text:p>3,676931381</text:p>
          </table:table-cell>
          <table:table-cell table:style-name="ce2" office:value-type="float" office:value="1.88216352793115" calcext:value-type="float">
            <text:p>1,882163528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0.462134987166043" calcext:value-type="float">
            <text:p>0,462134987</text:p>
          </table:table-cell>
          <table:table-cell table:style-name="ce2" office:value-type="float" office:value="4.51628763221832" calcext:value-type="float">
            <text:p>4,516287632</text:p>
          </table:table-cell>
          <table:table-cell table:style-name="ce2" office:value-type="float" office:value="3.58535062314269" calcext:value-type="float">
            <text:p>3,585350623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0.207370019428586" calcext:value-type="float">
            <text:p>-0,207370019</text:p>
          </table:table-cell>
          <table:table-cell table:style-name="ce2" office:value-type="float" office:value="3.45317513486587" calcext:value-type="float">
            <text:p>3,453175135</text:p>
          </table:table-cell>
          <table:table-cell table:style-name="ce2" office:value-type="float" office:value="3.43182852472638" calcext:value-type="float">
            <text:p>3,431828525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0.262139584483066" calcext:value-type="float">
            <text:p>0,262139584</text:p>
          </table:table-cell>
          <table:table-cell table:style-name="ce2" office:value-type="float" office:value="2.29011675101719" calcext:value-type="float">
            <text:p>2,290116751</text:p>
          </table:table-cell>
          <table:table-cell table:style-name="ce2" office:value-type="float" office:value="3.2103826849116" calcext:value-type="float">
            <text:p>3,210382685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0.487496971679518" calcext:value-type="float">
            <text:p>-0,487496972</text:p>
          </table:table-cell>
          <table:table-cell table:style-name="ce2" office:value-type="float" office:value="4.20941708837947" calcext:value-type="float">
            <text:p>4,209417088</text:p>
          </table:table-cell>
          <table:table-cell table:style-name="ce2" office:value-type="float" office:value="3.57613452574091" calcext:value-type="float">
            <text:p>3,576134526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0.00627979654629392" calcext:value-type="float">
            <text:p>0,006279797</text:p>
          </table:table-cell>
          <table:table-cell table:style-name="ce2" office:value-type="float" office:value="2.76047005579075" calcext:value-type="float">
            <text:p>2,760470056</text:p>
          </table:table-cell>
          <table:table-cell table:style-name="ce2" office:value-type="float" office:value="2.94185691814204" calcext:value-type="float">
            <text:p>2,941856918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0.809223292707315" calcext:value-type="float">
            <text:p>-0,809223293</text:p>
          </table:table-cell>
          <table:table-cell table:style-name="ce2" office:value-type="float" office:value="5.24737908080682" calcext:value-type="float">
            <text:p>5,247379081</text:p>
          </table:table-cell>
          <table:table-cell table:style-name="ce2" office:value-type="float" office:value="2.24027266916458" calcext:value-type="float">
            <text:p>2,240272669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2.07373070014897" calcext:value-type="float">
            <text:p>-2,073730700</text:p>
          </table:table-cell>
          <table:table-cell table:style-name="ce2" office:value-type="float" office:value="5.59993213348503" calcext:value-type="float">
            <text:p>5,599932133</text:p>
          </table:table-cell>
          <table:table-cell table:style-name="ce2" office:value-type="float" office:value="1.42455930313858" calcext:value-type="float">
            <text:p>1,424559303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0.247066715119668" calcext:value-type="float">
            <text:p>0,247066715</text:p>
          </table:table-cell>
          <table:table-cell table:style-name="ce2" office:value-type="float" office:value="4.41017999002851" calcext:value-type="float">
            <text:p>4,410179990</text:p>
          </table:table-cell>
          <table:table-cell table:style-name="ce2" office:value-type="float" office:value="3.45127439572004" calcext:value-type="float">
            <text:p>3,451274396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1.49253176024892" calcext:value-type="float">
            <text:p>1,492531760</text:p>
          </table:table-cell>
          <table:table-cell table:style-name="ce2" office:value-type="float" office:value="3.35005133115812" calcext:value-type="float">
            <text:p>3,350051331</text:p>
          </table:table-cell>
          <table:table-cell table:style-name="ce2" office:value-type="float" office:value="4.63483869474141" calcext:value-type="float">
            <text:p>4,634838695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float" office:value="-0.032469157218672" calcext:value-type="float">
            <text:p>-0,032469157</text:p>
          </table:table-cell>
          <table:table-cell table:style-name="ce2" office:value-type="float" office:value="3.35361330769039" calcext:value-type="float">
            <text:p>3,353613308</text:p>
          </table:table-cell>
          <table:table-cell table:style-name="ce2" office:value-type="float" office:value="3.16430594494899" calcext:value-type="float">
            <text:p>3,164305945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float" office:value="0.352695344490945" calcext:value-type="float">
            <text:p>0,352695344</text:p>
          </table:table-cell>
          <table:table-cell table:style-name="ce2" office:value-type="float" office:value="4.64850366033419" calcext:value-type="float">
            <text:p>4,648503660</text:p>
          </table:table-cell>
          <table:table-cell table:style-name="ce2" office:value-type="float" office:value="3.43958021437545" calcext:value-type="float">
            <text:p>3,439580214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float" office:value="-0.676476096455613" calcext:value-type="float">
            <text:p>-0,676476096</text:p>
          </table:table-cell>
          <table:table-cell table:style-name="ce2" office:value-type="float" office:value="3.98456761306636" calcext:value-type="float">
            <text:p>3,984567613</text:p>
          </table:table-cell>
          <table:table-cell table:style-name="ce2" office:value-type="float" office:value="2.9720902604171" calcext:value-type="float">
            <text:p>2,972090260</text:p>
          </table:table-cell>
        </table:table-row>
        <table:table-row table:style-name="ro1">
          <table:table-cell office:value-type="string" calcext:value-type="string">
            <text:p>Mittelwert</text:p>
          </table:table-cell>
          <table:table-cell/>
          <table:table-cell table:formula="of:=SUM([.C68:.C82])/15" office:value-type="float" office:value="-0.252004069376922" calcext:value-type="float">
            <text:p>-0,252004069376922</text:p>
          </table:table-cell>
          <table:table-cell table:formula="of:=SUM([.D68:.D82])/15" office:value-type="float" office:value="3.78562491540049" calcext:value-type="float">
            <text:p>3,78562491540049</text:p>
          </table:table-cell>
          <table:table-cell table:formula="of:=SUM([.E68:.E82])/15" office:value-type="float" office:value="2.88298925507277" calcext:value-type="float">
            <text:p>2,8829892550727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.24976153460012" calcext:value-type="float">
            <text:p>-1,24976153460012</text:p>
          </table:table-cell>
          <table:table-cell office:value-type="float" office:value="2.39861554297255" calcext:value-type="float">
            <text:p>2,39861554297255</text:p>
          </table:table-cell>
          <table:table-cell office:value-type="float" office:value="0.650622212968713" calcext:value-type="float">
            <text:p>0,6506222129687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593387077391261" calcext:value-type="float">
            <text:p>-0,593387077391261</text:p>
          </table:table-cell>
          <table:table-cell office:value-type="float" office:value="4.30910497992656" calcext:value-type="float">
            <text:p>4,30910497992656</text:p>
          </table:table-cell>
          <table:table-cell office:value-type="float" office:value="1.97047242224169" calcext:value-type="float">
            <text:p>1,970472422241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.2089491486897" calcext:value-type="float">
            <text:p>-1,2089491486897</text:p>
          </table:table-cell>
          <table:table-cell office:value-type="float" office:value="4.28373660638727" calcext:value-type="float">
            <text:p>4,28373660638727</text:p>
          </table:table-cell>
          <table:table-cell office:value-type="float" office:value="1.6411403938722" calcext:value-type="float">
            <text:p>1,641140393872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.260754831306745" calcext:value-type="float">
            <text:p>0,260754831306745</text:p>
          </table:table-cell>
          <table:table-cell office:value-type="float" office:value="5.27819272152744" calcext:value-type="float">
            <text:p>5,27819272152744</text:p>
          </table:table-cell>
          <table:table-cell office:value-type="float" office:value="3.32555360408741" calcext:value-type="float">
            <text:p>3,325553604087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0.372239360075795" calcext:value-type="float">
            <text:p>-0,372239360075795</text:p>
          </table:table-cell>
          <table:table-cell office:value-type="float" office:value="4.22831374490996" calcext:value-type="float">
            <text:p>4,22831374490996</text:p>
          </table:table-cell>
          <table:table-cell office:value-type="float" office:value="3.07343641027388" calcext:value-type="float">
            <text:p>3,073436410273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0942589893644528" calcext:value-type="float">
            <text:p>0,094258989364453</text:p>
          </table:table-cell>
          <table:table-cell office:value-type="float" office:value="2.98838634403183" calcext:value-type="float">
            <text:p>2,98838634403183</text:p>
          </table:table-cell>
          <table:table-cell office:value-type="float" office:value="2.86126372513815" calcext:value-type="float">
            <text:p>2,861263725138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0.519949707084394" calcext:value-type="float">
            <text:p>-0,519949707084394</text:p>
          </table:table-cell>
          <table:table-cell office:value-type="float" office:value="4.75934139778364" calcext:value-type="float">
            <text:p>4,75934139778364</text:p>
          </table:table-cell>
          <table:table-cell office:value-type="float" office:value="3.12668319784826" calcext:value-type="float">
            <text:p>3,126683197848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0.226739948876457" calcext:value-type="float">
            <text:p>-0,226739948876457</text:p>
          </table:table-cell>
          <table:table-cell office:value-type="float" office:value="3.60112698821767" calcext:value-type="float">
            <text:p>3,60112698821767</text:p>
          </table:table-cell>
          <table:table-cell office:value-type="float" office:value="2.72690023641683" calcext:value-type="float">
            <text:p>2,726900236416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-1.10539212615175" calcext:value-type="float">
            <text:p>-1,10539212615175</text:p>
          </table:table-cell>
          <table:table-cell office:value-type="float" office:value="6.23533771811785" calcext:value-type="float">
            <text:p>6,23533771811785</text:p>
          </table:table-cell>
          <table:table-cell office:value-type="float" office:value="2.23276676391403" calcext:value-type="float">
            <text:p>2,232766763914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-2.20811622658626" calcext:value-type="float">
            <text:p>-2,20811622658626</text:p>
          </table:table-cell>
          <table:table-cell office:value-type="float" office:value="6.21505946934097" calcext:value-type="float">
            <text:p>6,21505946934097</text:p>
          </table:table-cell>
          <table:table-cell office:value-type="float" office:value="1.13963768376885" calcext:value-type="float">
            <text:p>1,139637683768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128810332927298" calcext:value-type="float">
            <text:p>0,128810332927298</text:p>
          </table:table-cell>
          <table:table-cell office:value-type="float" office:value="5.11655536488825" calcext:value-type="float">
            <text:p>5,11655536488825</text:p>
          </table:table-cell>
          <table:table-cell office:value-type="float" office:value="3.25880560267157" calcext:value-type="float">
            <text:p>3,258805602671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36790007907746" calcext:value-type="float">
            <text:p>1,36790007907746</text:p>
          </table:table-cell>
          <table:table-cell office:value-type="float" office:value="4.03814365520018" calcext:value-type="float">
            <text:p>4,03814365520018</text:p>
          </table:table-cell>
          <table:table-cell office:value-type="float" office:value="4.32970336718748" calcext:value-type="float">
            <text:p>4,329703367187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-0.138685597466455" calcext:value-type="float">
            <text:p>-0,138685597466455</text:p>
          </table:table-cell>
          <table:table-cell office:value-type="float" office:value="3.93289763115833" calcext:value-type="float">
            <text:p>3,93289763115833</text:p>
          </table:table-cell>
          <table:table-cell office:value-type="float" office:value="2.95271605626283" calcext:value-type="float">
            <text:p>2,952716056262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19045158899246" calcext:value-type="float">
            <text:p>0,19045158899246</text:p>
          </table:table-cell>
          <table:table-cell office:value-type="float" office:value="5.35322847883012" calcext:value-type="float">
            <text:p>5,35322847883012</text:p>
          </table:table-cell>
          <table:table-cell office:value-type="float" office:value="3.10345137735318" calcext:value-type="float">
            <text:p>3,103451377353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-0.819652323342804" calcext:value-type="float">
            <text:p>-0,819652323342804</text:p>
          </table:table-cell>
          <table:table-cell office:value-type="float" office:value="4.77180407033325" calcext:value-type="float">
            <text:p>4,77180407033325</text:p>
          </table:table-cell>
          <table:table-cell office:value-type="float" office:value="2.69111393817966" calcext:value-type="float">
            <text:p>2,69111393817966</text:p>
          </table:table-cell>
        </table:table-row>
        <table:table-row table:style-name="ro1">
          <table:table-cell office:value-type="string" calcext:value-type="string">
            <text:p>Mittelwert</text:p>
          </table:table-cell>
          <table:table-cell/>
          <table:table-cell table:formula="of:=SUM([.C85:.C99])/15" office:value-type="float" office:value="-0.426713148573105" calcext:value-type="float">
            <text:p>-0,426713148573105</text:p>
          </table:table-cell>
          <table:table-cell table:formula="of:=SUM([.D85:.D99])/15" office:value-type="float" office:value="4.50065631424172" calcext:value-type="float">
            <text:p>4,50065631424172</text:p>
          </table:table-cell>
          <table:table-cell table:formula="of:=SUM([.E85:.E99])/15" office:value-type="float" office:value="2.60561779947898" calcext:value-type="float">
            <text:p>2,60561779947898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Abweichungen – WORLD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urchlauf</text:p>
          </table:table-cell>
          <table:table-cell office:value-type="string" calcext:value-type="string">
            <text:p>Traj-Ansat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.01865314736754" calcext:value-type="float">
            <text:p>-1,01865314736754</text:p>
          </table:table-cell>
          <table:table-cell office:value-type="float" office:value="1.77678811565018" calcext:value-type="float">
            <text:p>1,77678811565018</text:p>
          </table:table-cell>
          <table:table-cell office:value-type="float" office:value="0.831127919028988" calcext:value-type="float">
            <text:p>0,8311279190289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.01865314736754" calcext:value-type="float">
            <text:p>-1,01865314736754</text:p>
          </table:table-cell>
          <table:table-cell office:value-type="float" office:value="1.77678811565018" calcext:value-type="float">
            <text:p>1,77678811565018</text:p>
          </table:table-cell>
          <table:table-cell office:value-type="float" office:value="0.831127919028988" calcext:value-type="float">
            <text:p>0,8311279190289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.01865314736754" calcext:value-type="float">
            <text:p>-1,01865314736754</text:p>
          </table:table-cell>
          <table:table-cell office:value-type="float" office:value="1.77678811565018" calcext:value-type="float">
            <text:p>1,77678811565018</text:p>
          </table:table-cell>
          <table:table-cell office:value-type="float" office:value="0.831127919028988" calcext:value-type="float">
            <text:p>0,8311279190289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.24429317600131" calcext:value-type="float">
            <text:p>-1,24429317600131</text:p>
          </table:table-cell>
          <table:table-cell office:value-type="float" office:value="2.39280585028896" calcext:value-type="float">
            <text:p>2,39280585028896</text:p>
          </table:table-cell>
          <table:table-cell office:value-type="float" office:value="0.651232508878183" calcext:value-type="float">
            <text:p>0,6512325088781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364855981061237" calcext:value-type="float">
            <text:p>-0,364855981061237</text:p>
          </table:table-cell>
          <table:table-cell office:value-type="float" office:value="3.4859308659885" calcext:value-type="float">
            <text:p>3,4859308659885</text:p>
          </table:table-cell>
          <table:table-cell office:value-type="float" office:value="2.46532011304042" calcext:value-type="float">
            <text:p>2,4653201130404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-0.364855981061237" calcext:value-type="float">
            <text:p>-0,364855981061237</text:p>
          </table:table-cell>
          <table:table-cell office:value-type="float" office:value="3.4859308659885" calcext:value-type="float">
            <text:p>3,4859308659885</text:p>
          </table:table-cell>
          <table:table-cell office:value-type="float" office:value="2.46532011304042" calcext:value-type="float">
            <text:p>2,465320113040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0.364855981061237" calcext:value-type="float">
            <text:p>-0,364855981061237</text:p>
          </table:table-cell>
          <table:table-cell office:value-type="float" office:value="3.4859308659885" calcext:value-type="float">
            <text:p>3,4859308659885</text:p>
          </table:table-cell>
          <table:table-cell office:value-type="float" office:value="2.46532011304042" calcext:value-type="float">
            <text:p>2,465320113040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0.589796191099031" calcext:value-type="float">
            <text:p>-0,589796191099031</text:p>
          </table:table-cell>
          <table:table-cell office:value-type="float" office:value="4.30201195083509" calcext:value-type="float">
            <text:p>4,30201195083509</text:p>
          </table:table-cell>
          <table:table-cell office:value-type="float" office:value="1.97551738432047" calcext:value-type="float">
            <text:p>1,975517384320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926525812712091" calcext:value-type="float">
            <text:p>-0,926525812712091</text:p>
          </table:table-cell>
          <table:table-cell office:value-type="float" office:value="3.67097605760168" calcext:value-type="float">
            <text:p>3,67097605760168</text:p>
          </table:table-cell>
          <table:table-cell office:value-type="float" office:value="1.88414133204559" calcext:value-type="float">
            <text:p>1,884141332045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0.926525812712091" calcext:value-type="float">
            <text:p>-0,926525812712091</text:p>
          </table:table-cell>
          <table:table-cell office:value-type="float" office:value="3.67097605760168" calcext:value-type="float">
            <text:p>3,67097605760168</text:p>
          </table:table-cell>
          <table:table-cell office:value-type="float" office:value="1.88414133204559" calcext:value-type="float">
            <text:p>1,8841413320455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-0.926525812712091" calcext:value-type="float">
            <text:p>-0,926525812712091</text:p>
          </table:table-cell>
          <table:table-cell office:value-type="float" office:value="3.67097605760168" calcext:value-type="float">
            <text:p>3,67097605760168</text:p>
          </table:table-cell>
          <table:table-cell office:value-type="float" office:value="1.88414133204559" calcext:value-type="float">
            <text:p>1,884141332045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.20521246896455" calcext:value-type="float">
            <text:p>-1,20521246896455</text:p>
          </table:table-cell>
          <table:table-cell office:value-type="float" office:value="4.28027609397851" calcext:value-type="float">
            <text:p>4,28027609397851</text:p>
          </table:table-cell>
          <table:table-cell office:value-type="float" office:value="1.64240417787375" calcext:value-type="float">
            <text:p>1,642404177873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61762515972038" calcext:value-type="float">
            <text:p>0,461762515972038</text:p>
          </table:table-cell>
          <table:table-cell office:value-type="float" office:value="4.50471584058429" calcext:value-type="float">
            <text:p>4,50471584058429</text:p>
          </table:table-cell>
          <table:table-cell office:value-type="float" office:value="3.59732001520413" calcext:value-type="float">
            <text:p>3,597320015204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61762515972038" calcext:value-type="float">
            <text:p>0,461762515972038</text:p>
          </table:table-cell>
          <table:table-cell office:value-type="float" office:value="4.50471584058429" calcext:value-type="float">
            <text:p>4,50471584058429</text:p>
          </table:table-cell>
          <table:table-cell office:value-type="float" office:value="3.59732001520413" calcext:value-type="float">
            <text:p>3,597320015204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461762515972038" calcext:value-type="float">
            <text:p>0,461762515972038</text:p>
          </table:table-cell>
          <table:table-cell office:value-type="float" office:value="4.50471584058429" calcext:value-type="float">
            <text:p>4,50471584058429</text:p>
          </table:table-cell>
          <table:table-cell office:value-type="float" office:value="3.59732001520413" calcext:value-type="float">
            <text:p>3,5973200152041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.261476347320539" calcext:value-type="float">
            <text:p>0,261476347320539</text:p>
          </table:table-cell>
          <table:table-cell office:value-type="float" office:value="5.2696113092616" calcext:value-type="float">
            <text:p>5,2696113092616</text:p>
          </table:table-cell>
          <table:table-cell office:value-type="float" office:value="3.33583027064003" calcext:value-type="float">
            <text:p>3,335830270640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0.206956777642948" calcext:value-type="float">
            <text:p>-0,206956777642948</text:p>
          </table:table-cell>
          <table:table-cell office:value-type="float" office:value="3.02449430014753" calcext:value-type="float">
            <text:p>3,02449430014753</text:p>
          </table:table-cell>
          <table:table-cell office:value-type="float" office:value="3.45543052074946" calcext:value-type="float">
            <text:p>3,455430520749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0.206956777642948" calcext:value-type="float">
            <text:p>-0,206956777642948</text:p>
          </table:table-cell>
          <table:table-cell office:value-type="float" office:value="3.02449430014753" calcext:value-type="float">
            <text:p>3,02449430014753</text:p>
          </table:table-cell>
          <table:table-cell office:value-type="float" office:value="3.45543052074946" calcext:value-type="float">
            <text:p>3,455430520749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0.206956777642948" calcext:value-type="float">
            <text:p>-0,206956777642948</text:p>
          </table:table-cell>
          <table:table-cell office:value-type="float" office:value="3.02449430014753" calcext:value-type="float">
            <text:p>3,02449430014753</text:p>
          </table:table-cell>
          <table:table-cell office:value-type="float" office:value="3.45543052074946" calcext:value-type="float">
            <text:p>3,455430520749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0.349235534461666" calcext:value-type="float">
            <text:p>-0,349235534461666</text:p>
          </table:table-cell>
          <table:table-cell office:value-type="float" office:value="3.76170158930274" calcext:value-type="float">
            <text:p>3,76170158930274</text:p>
          </table:table-cell>
          <table:table-cell office:value-type="float" office:value="3.02687611521036" calcext:value-type="float">
            <text:p>3,026876115210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67720603725619" calcext:value-type="float">
            <text:p>0,367720603725619</text:p>
          </table:table-cell>
          <table:table-cell office:value-type="float" office:value="2.38732999375797" calcext:value-type="float">
            <text:p>2,38732999375797</text:p>
          </table:table-cell>
          <table:table-cell office:value-type="float" office:value="3.38784999505921" calcext:value-type="float">
            <text:p>3,387849995059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367720603725619" calcext:value-type="float">
            <text:p>0,367720603725619</text:p>
          </table:table-cell>
          <table:table-cell office:value-type="float" office:value="2.38732999375797" calcext:value-type="float">
            <text:p>2,38732999375797</text:p>
          </table:table-cell>
          <table:table-cell office:value-type="float" office:value="3.38784999505921" calcext:value-type="float">
            <text:p>3,387849995059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367720603725619" calcext:value-type="float">
            <text:p>0,367720603725619</text:p>
          </table:table-cell>
          <table:table-cell office:value-type="float" office:value="2.38732999375797" calcext:value-type="float">
            <text:p>2,38732999375797</text:p>
          </table:table-cell>
          <table:table-cell office:value-type="float" office:value="3.38784999505921" calcext:value-type="float">
            <text:p>3,387849995059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197253586380089" calcext:value-type="float">
            <text:p>0,197253586380089</text:p>
          </table:table-cell>
          <table:table-cell office:value-type="float" office:value="3.11688257995741" calcext:value-type="float">
            <text:p>3,11688257995741</text:p>
          </table:table-cell>
          <table:table-cell office:value-type="float" office:value="3.03061105753523" calcext:value-type="float">
            <text:p>3,030611057535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0.531380787949225" calcext:value-type="float">
            <text:p>-0,531380787949225</text:p>
          </table:table-cell>
          <table:table-cell office:value-type="float" office:value="4.63381315731559" calcext:value-type="float">
            <text:p>4,63381315731559</text:p>
          </table:table-cell>
          <table:table-cell office:value-type="float" office:value="3.86098929815879" calcext:value-type="float">
            <text:p>3,860989298158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0.531380787949225" calcext:value-type="float">
            <text:p>-0,531380787949225</text:p>
          </table:table-cell>
          <table:table-cell office:value-type="float" office:value="4.63381315731559" calcext:value-type="float">
            <text:p>4,63381315731559</text:p>
          </table:table-cell>
          <table:table-cell office:value-type="float" office:value="3.86098929815879" calcext:value-type="float">
            <text:p>3,860989298158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0.531380787949225" calcext:value-type="float">
            <text:p>-0,531380787949225</text:p>
          </table:table-cell>
          <table:table-cell office:value-type="float" office:value="4.63381315731559" calcext:value-type="float">
            <text:p>4,63381315731559</text:p>
          </table:table-cell>
          <table:table-cell office:value-type="float" office:value="3.86098929815879" calcext:value-type="float">
            <text:p>3,860989298158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0.547109796150336" calcext:value-type="float">
            <text:p>-0,547109796150336</text:p>
          </table:table-cell>
          <table:table-cell office:value-type="float" office:value="5.20517187877202" calcext:value-type="float">
            <text:p>5,20517187877202</text:p>
          </table:table-cell>
          <table:table-cell office:value-type="float" office:value="3.37470737698307" calcext:value-type="float">
            <text:p>3,374707376983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984101616631029" calcext:value-type="float">
            <text:p>0,098410161663103</text:p>
          </table:table-cell>
          <table:table-cell office:value-type="float" office:value="2.93444702091604" calcext:value-type="float">
            <text:p>2,93444702091604</text:p>
          </table:table-cell>
          <table:table-cell office:value-type="float" office:value="3.07635142933588" calcext:value-type="float">
            <text:p>3,076351429335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984101616631029" calcext:value-type="float">
            <text:p>0,098410161663103</text:p>
          </table:table-cell>
          <table:table-cell office:value-type="float" office:value="2.93444702091604" calcext:value-type="float">
            <text:p>2,93444702091604</text:p>
          </table:table-cell>
          <table:table-cell office:value-type="float" office:value="3.07635142933588" calcext:value-type="float">
            <text:p>3,076351429335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984101616631029" calcext:value-type="float">
            <text:p>0,098410161663103</text:p>
          </table:table-cell>
          <table:table-cell office:value-type="float" office:value="2.93444702091604" calcext:value-type="float">
            <text:p>2,93444702091604</text:p>
          </table:table-cell>
          <table:table-cell office:value-type="float" office:value="3.07635142933588" calcext:value-type="float">
            <text:p>3,076351429335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0.14892954867515" calcext:value-type="float">
            <text:p>-0,14892954867515</text:p>
          </table:table-cell>
          <table:table-cell office:value-type="float" office:value="3.83045051992381" calcext:value-type="float">
            <text:p>3,83045051992381</text:p>
          </table:table-cell>
          <table:table-cell office:value-type="float" office:value="2.84969733168153" calcext:value-type="float">
            <text:p>2,849697331681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0.898649425902065" calcext:value-type="float">
            <text:p>-0,898649425902065</text:p>
          </table:table-cell>
          <table:table-cell office:value-type="float" office:value="6.0318415047101" calcext:value-type="float">
            <text:p>6,0318415047101</text:p>
          </table:table-cell>
          <table:table-cell office:value-type="float" office:value="2.22743782440326" calcext:value-type="float">
            <text:p>2,227437824403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0.898649425902065" calcext:value-type="float">
            <text:p>-0,898649425902065</text:p>
          </table:table-cell>
          <table:table-cell office:value-type="float" office:value="6.0318415047101" calcext:value-type="float">
            <text:p>6,0318415047101</text:p>
          </table:table-cell>
          <table:table-cell office:value-type="float" office:value="2.22743782440326" calcext:value-type="float">
            <text:p>2,227437824403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0.898649425902065" calcext:value-type="float">
            <text:p>-0,898649425902065</text:p>
          </table:table-cell>
          <table:table-cell office:value-type="float" office:value="6.0318415047101" calcext:value-type="float">
            <text:p>6,0318415047101</text:p>
          </table:table-cell>
          <table:table-cell office:value-type="float" office:value="2.22743782440326" calcext:value-type="float">
            <text:p>2,227437824403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1.19031266097051" calcext:value-type="float">
            <text:p>-1,19031266097051</text:p>
          </table:table-cell>
          <table:table-cell office:value-type="float" office:value="7.04664367418343" calcext:value-type="float">
            <text:p>7,04664367418343</text:p>
          </table:table-cell>
          <table:table-cell office:value-type="float" office:value="2.20744151974269" calcext:value-type="float">
            <text:p>2,207441519742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2.34825508996348" calcext:value-type="float">
            <text:p>-2,34825508996348</text:p>
          </table:table-cell>
          <table:table-cell office:value-type="float" office:value="6.27945710834623" calcext:value-type="float">
            <text:p>6,27945710834623</text:p>
          </table:table-cell>
          <table:table-cell office:value-type="float" office:value="1.27912527696567" calcext:value-type="float">
            <text:p>1,279125276965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2.34825508996348" calcext:value-type="float">
            <text:p>-2,34825508996348</text:p>
          </table:table-cell>
          <table:table-cell office:value-type="float" office:value="6.27945710834623" calcext:value-type="float">
            <text:p>6,27945710834623</text:p>
          </table:table-cell>
          <table:table-cell office:value-type="float" office:value="1.27912527696567" calcext:value-type="float">
            <text:p>1,279125276965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2.34825508996348" calcext:value-type="float">
            <text:p>-2,34825508996348</text:p>
          </table:table-cell>
          <table:table-cell office:value-type="float" office:value="6.27945710834623" calcext:value-type="float">
            <text:p>6,27945710834623</text:p>
          </table:table-cell>
          <table:table-cell office:value-type="float" office:value="1.27912527696567" calcext:value-type="float">
            <text:p>1,279125276965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2.47903493090418" calcext:value-type="float">
            <text:p>-2,47903493090418</text:p>
          </table:table-cell>
          <table:table-cell office:value-type="float" office:value="6.90751322498312" calcext:value-type="float">
            <text:p>6,90751322498312</text:p>
          </table:table-cell>
          <table:table-cell office:value-type="float" office:value="0.981253952758113" calcext:value-type="float">
            <text:p>0,9812539527581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424729643742041" calcext:value-type="float">
            <text:p>0,424729643742041</text:p>
          </table:table-cell>
          <table:table-cell office:value-type="float" office:value="5.00451873197675" calcext:value-type="float">
            <text:p>5,00451873197675</text:p>
          </table:table-cell>
          <table:table-cell office:value-type="float" office:value="3.63224562327012" calcext:value-type="float">
            <text:p>3,632245623270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424729643742041" calcext:value-type="float">
            <text:p>0,424729643742041</text:p>
          </table:table-cell>
          <table:table-cell office:value-type="float" office:value="5.00451873197675" calcext:value-type="float">
            <text:p>5,00451873197675</text:p>
          </table:table-cell>
          <table:table-cell office:value-type="float" office:value="3.63224562327012" calcext:value-type="float">
            <text:p>3,632245623270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424729643742041" calcext:value-type="float">
            <text:p>0,424729643742041</text:p>
          </table:table-cell>
          <table:table-cell office:value-type="float" office:value="5.00451873197675" calcext:value-type="float">
            <text:p>5,00451873197675</text:p>
          </table:table-cell>
          <table:table-cell office:value-type="float" office:value="3.63224562327012" calcext:value-type="float">
            <text:p>3,632245623270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.306899279882948" calcext:value-type="float">
            <text:p>0,306899279882948</text:p>
          </table:table-cell>
          <table:table-cell office:value-type="float" office:value="5.78057996022548" calcext:value-type="float">
            <text:p>5,78057996022548</text:p>
          </table:table-cell>
          <table:table-cell office:value-type="float" office:value="3.43461615913335" calcext:value-type="float">
            <text:p>3,434616159133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.85673393244008" calcext:value-type="float">
            <text:p>1,85673393244008</text:p>
          </table:table-cell>
          <table:table-cell office:value-type="float" office:value="3.70863116257675" calcext:value-type="float">
            <text:p>3,70863116257675</text:p>
          </table:table-cell>
          <table:table-cell office:value-type="float" office:value="5.03891360350171" calcext:value-type="float">
            <text:p>5,038913603501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.85673393244008" calcext:value-type="float">
            <text:p>1,85673393244008</text:p>
          </table:table-cell>
          <table:table-cell office:value-type="float" office:value="3.70863116257675" calcext:value-type="float">
            <text:p>3,70863116257675</text:p>
          </table:table-cell>
          <table:table-cell office:value-type="float" office:value="5.03891360350171" calcext:value-type="float">
            <text:p>5,038913603501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.85673393244008" calcext:value-type="float">
            <text:p>1,85673393244008</text:p>
          </table:table-cell>
          <table:table-cell office:value-type="float" office:value="3.70863116257675" calcext:value-type="float">
            <text:p>3,70863116257675</text:p>
          </table:table-cell>
          <table:table-cell office:value-type="float" office:value="5.03891360350171" calcext:value-type="float">
            <text:p>5,038913603501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.7253809280597" calcext:value-type="float">
            <text:p>1,7253809280597</text:p>
          </table:table-cell>
          <table:table-cell office:value-type="float" office:value="4.45316131415918" calcext:value-type="float">
            <text:p>4,45316131415918</text:p>
          </table:table-cell>
          <table:table-cell office:value-type="float" office:value="4.73475268229015" calcext:value-type="float">
            <text:p>4,734752682290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0595816930636821" calcext:value-type="float">
            <text:p>0,059581693063682</text:p>
          </table:table-cell>
          <table:table-cell office:value-type="float" office:value="3.57026651615449" calcext:value-type="float">
            <text:p>3,57026651615449</text:p>
          </table:table-cell>
          <table:table-cell office:value-type="float" office:value="3.24856822470994" calcext:value-type="float">
            <text:p>3,248568224709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0595816930636821" calcext:value-type="float">
            <text:p>0,059581693063682</text:p>
          </table:table-cell>
          <table:table-cell office:value-type="float" office:value="3.57026651615449" calcext:value-type="float">
            <text:p>3,57026651615449</text:p>
          </table:table-cell>
          <table:table-cell office:value-type="float" office:value="3.24856822470994" calcext:value-type="float">
            <text:p>3,248568224709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0595816930636821" calcext:value-type="float">
            <text:p>0,059581693063682</text:p>
          </table:table-cell>
          <table:table-cell office:value-type="float" office:value="3.57026651615449" calcext:value-type="float">
            <text:p>3,57026651615449</text:p>
          </table:table-cell>
          <table:table-cell office:value-type="float" office:value="3.24856822470994" calcext:value-type="float">
            <text:p>3,248568224709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-0.0212496408777937" calcext:value-type="float">
            <text:p>-0,021249640877794</text:p>
          </table:table-cell>
          <table:table-cell office:value-type="float" office:value="4.16397654458962" calcext:value-type="float">
            <text:p>4,16397654458962</text:p>
          </table:table-cell>
          <table:table-cell office:value-type="float" office:value="3.02765307162781" calcext:value-type="float">
            <text:p>3,027653071627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408081126571298" calcext:value-type="float">
            <text:p>0,408081126571298</text:p>
          </table:table-cell>
          <table:table-cell office:value-type="float" office:value="5.41226862956007" calcext:value-type="float">
            <text:p>5,41226862956007</text:p>
          </table:table-cell>
          <table:table-cell office:value-type="float" office:value="3.62030647700407" calcext:value-type="float">
            <text:p>3,620306477004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08081126571298" calcext:value-type="float">
            <text:p>0,408081126571298</text:p>
          </table:table-cell>
          <table:table-cell office:value-type="float" office:value="5.41226862956007" calcext:value-type="float">
            <text:p>5,41226862956007</text:p>
          </table:table-cell>
          <table:table-cell office:value-type="float" office:value="3.62030647700407" calcext:value-type="float">
            <text:p>3,620306477004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408081126571298" calcext:value-type="float">
            <text:p>0,408081126571298</text:p>
          </table:table-cell>
          <table:table-cell office:value-type="float" office:value="5.41226862956007" calcext:value-type="float">
            <text:p>5,41226862956007</text:p>
          </table:table-cell>
          <table:table-cell office:value-type="float" office:value="3.62030647700407" calcext:value-type="float">
            <text:p>3,620306477004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.221090582338487" calcext:value-type="float">
            <text:p>0,221090582338487</text:p>
          </table:table-cell>
          <table:table-cell office:value-type="float" office:value="6.14320291717562" calcext:value-type="float">
            <text:p>6,14320291717562</text:p>
          </table:table-cell>
          <table:table-cell office:value-type="float" office:value="3.28013164513206" calcext:value-type="float">
            <text:p>3,280131645132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0.744855555644878" calcext:value-type="float">
            <text:p>-0,744855555644878</text:p>
          </table:table-cell>
          <table:table-cell office:value-type="float" office:value="4.17084880540836" calcext:value-type="float">
            <text:p>4,17084880540836</text:p>
          </table:table-cell>
          <table:table-cell office:value-type="float" office:value="3.07247379527344" calcext:value-type="float">
            <text:p>3,072473795273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-0.744855555644878" calcext:value-type="float">
            <text:p>-0,744855555644878</text:p>
          </table:table-cell>
          <table:table-cell office:value-type="float" office:value="4.17084880540836" calcext:value-type="float">
            <text:p>4,17084880540836</text:p>
          </table:table-cell>
          <table:table-cell office:value-type="float" office:value="3.07247379527344" calcext:value-type="float">
            <text:p>3,072473795273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-0.744855555644878" calcext:value-type="float">
            <text:p>-0,744855555644878</text:p>
          </table:table-cell>
          <table:table-cell office:value-type="float" office:value="4.17084880540836" calcext:value-type="float">
            <text:p>4,17084880540836</text:p>
          </table:table-cell>
          <table:table-cell office:value-type="float" office:value="3.07247379527344" calcext:value-type="float">
            <text:p>3,072473795273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-0.895041408156416" calcext:value-type="float">
            <text:p>-0,895041408156416</text:p>
          </table:table-cell>
          <table:table-cell office:value-type="float" office:value="5.07559139547969" calcext:value-type="float">
            <text:p>5,07559139547969</text:p>
          </table:table-cell>
          <table:table-cell office:value-type="float" office:value="2.78056465344188" calcext:value-type="float">
            <text:p>2,78056465344188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Traj-Ansat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-1.01865314736754" calcext:value-type="float">
            <text:p>-1,01865314736754</text:p>
          </table:table-cell>
          <table:table-cell office:value-type="float" office:value="1.77678811565018" calcext:value-type="float">
            <text:p>1,77678811565018</text:p>
          </table:table-cell>
          <table:table-cell office:value-type="float" office:value="0.831127919028988" calcext:value-type="float">
            <text:p>0,831127919028988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-0.364855981061237" calcext:value-type="float">
            <text:p>-0,364855981061237</text:p>
          </table:table-cell>
          <table:table-cell office:value-type="float" office:value="3.4859308659885" calcext:value-type="float">
            <text:p>3,4859308659885</text:p>
          </table:table-cell>
          <table:table-cell office:value-type="float" office:value="2.46532011304042" calcext:value-type="float">
            <text:p>2,46532011304042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-0.926525812712091" calcext:value-type="float">
            <text:p>-0,926525812712091</text:p>
          </table:table-cell>
          <table:table-cell office:value-type="float" office:value="3.67097605760168" calcext:value-type="float">
            <text:p>3,67097605760168</text:p>
          </table:table-cell>
          <table:table-cell office:value-type="float" office:value="1.88414133204559" calcext:value-type="float">
            <text:p>1,88414133204559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.461762515972038" calcext:value-type="float">
            <text:p>0,461762515972038</text:p>
          </table:table-cell>
          <table:table-cell office:value-type="float" office:value="4.50471584058429" calcext:value-type="float">
            <text:p>4,50471584058429</text:p>
          </table:table-cell>
          <table:table-cell office:value-type="float" office:value="3.59732001520413" calcext:value-type="float">
            <text:p>3,59732001520413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-0.206956777642948" calcext:value-type="float">
            <text:p>-0,206956777642948</text:p>
          </table:table-cell>
          <table:table-cell office:value-type="float" office:value="3.02449430014753" calcext:value-type="float">
            <text:p>3,02449430014753</text:p>
          </table:table-cell>
          <table:table-cell office:value-type="float" office:value="3.45543052074946" calcext:value-type="float">
            <text:p>3,45543052074946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0.367720603725619" calcext:value-type="float">
            <text:p>0,367720603725619</text:p>
          </table:table-cell>
          <table:table-cell office:value-type="float" office:value="2.38732999375797" calcext:value-type="float">
            <text:p>2,38732999375797</text:p>
          </table:table-cell>
          <table:table-cell office:value-type="float" office:value="3.38784999505921" calcext:value-type="float">
            <text:p>3,38784999505921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-0.531380787949225" calcext:value-type="float">
            <text:p>-0,531380787949225</text:p>
          </table:table-cell>
          <table:table-cell office:value-type="float" office:value="4.63381315731559" calcext:value-type="float">
            <text:p>4,63381315731559</text:p>
          </table:table-cell>
          <table:table-cell office:value-type="float" office:value="3.86098929815879" calcext:value-type="float">
            <text:p>3,86098929815879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0.0984101616631029" calcext:value-type="float">
            <text:p>0,098410161663103</text:p>
          </table:table-cell>
          <table:table-cell office:value-type="float" office:value="2.93444702091604" calcext:value-type="float">
            <text:p>2,93444702091604</text:p>
          </table:table-cell>
          <table:table-cell office:value-type="float" office:value="3.07635142933588" calcext:value-type="float">
            <text:p>3,07635142933588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-0.898649425902065" calcext:value-type="float">
            <text:p>-0,898649425902065</text:p>
          </table:table-cell>
          <table:table-cell office:value-type="float" office:value="6.0318415047101" calcext:value-type="float">
            <text:p>6,0318415047101</text:p>
          </table:table-cell>
          <table:table-cell office:value-type="float" office:value="2.22743782440326" calcext:value-type="float">
            <text:p>2,22743782440326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-2.34825508996348" calcext:value-type="float">
            <text:p>-2,34825508996348</text:p>
          </table:table-cell>
          <table:table-cell office:value-type="float" office:value="6.27945710834623" calcext:value-type="float">
            <text:p>6,27945710834623</text:p>
          </table:table-cell>
          <table:table-cell office:value-type="float" office:value="1.27912527696567" calcext:value-type="float">
            <text:p>1,27912527696567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0.424729643742041" calcext:value-type="float">
            <text:p>0,424729643742041</text:p>
          </table:table-cell>
          <table:table-cell office:value-type="float" office:value="5.00451873197675" calcext:value-type="float">
            <text:p>5,00451873197675</text:p>
          </table:table-cell>
          <table:table-cell office:value-type="float" office:value="3.63224562327012" calcext:value-type="float">
            <text:p>3,63224562327012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.85673393244008" calcext:value-type="float">
            <text:p>1,85673393244008</text:p>
          </table:table-cell>
          <table:table-cell office:value-type="float" office:value="3.70863116257675" calcext:value-type="float">
            <text:p>3,70863116257675</text:p>
          </table:table-cell>
          <table:table-cell office:value-type="float" office:value="5.03891360350171" calcext:value-type="float">
            <text:p>5,03891360350171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0.0595816930636821" calcext:value-type="float">
            <text:p>0,059581693063682</text:p>
          </table:table-cell>
          <table:table-cell office:value-type="float" office:value="3.57026651615449" calcext:value-type="float">
            <text:p>3,57026651615449</text:p>
          </table:table-cell>
          <table:table-cell office:value-type="float" office:value="3.24856822470994" calcext:value-type="float">
            <text:p>3,24856822470994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0.408081126571298" calcext:value-type="float">
            <text:p>0,408081126571298</text:p>
          </table:table-cell>
          <table:table-cell office:value-type="float" office:value="5.41226862956007" calcext:value-type="float">
            <text:p>5,41226862956007</text:p>
          </table:table-cell>
          <table:table-cell office:value-type="float" office:value="3.62030647700407" calcext:value-type="float">
            <text:p>3,62030647700407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-0.744855555644878" calcext:value-type="float">
            <text:p>-0,744855555644878</text:p>
          </table:table-cell>
          <table:table-cell office:value-type="float" office:value="4.17084880540836" calcext:value-type="float">
            <text:p>4,17084880540836</text:p>
          </table:table-cell>
          <table:table-cell office:value-type="float" office:value="3.07247379527344" calcext:value-type="float">
            <text:p>3,07247379527344</text:p>
          </table:table-cell>
        </table:table-row>
        <table:table-row table:style-name="ro1">
          <table:table-cell office:value-type="string" calcext:value-type="string">
            <text:p>Mittelwert</text:p>
          </table:table-cell>
          <table:table-cell/>
          <table:table-cell table:formula="of:=SUM([.C172:.C186])/15" office:value-type="float" office:value="-0.224207526737707" calcext:value-type="float">
            <text:p>-0,224207526737707</text:p>
          </table:table-cell>
          <table:table-cell table:formula="of:=SUM([.D172:.D186])/15" office:value-type="float" office:value="4.03975518737964" calcext:value-type="float">
            <text:p>4,03975518737964</text:p>
          </table:table-cell>
          <table:table-cell table:formula="of:=SUM([.E172:.E186])/15" office:value-type="float" office:value="2.97850676318338" calcext:value-type="float">
            <text:p>2,9785067631833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.24429317600131" calcext:value-type="float">
            <text:p>-1,24429317600131</text:p>
          </table:table-cell>
          <table:table-cell office:value-type="float" office:value="2.39280585028896" calcext:value-type="float">
            <text:p>2,39280585028896</text:p>
          </table:table-cell>
          <table:table-cell office:value-type="float" office:value="0.651232508878183" calcext:value-type="float">
            <text:p>0,6512325088781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589796191099031" calcext:value-type="float">
            <text:p>-0,589796191099031</text:p>
          </table:table-cell>
          <table:table-cell office:value-type="float" office:value="4.30201195083509" calcext:value-type="float">
            <text:p>4,30201195083509</text:p>
          </table:table-cell>
          <table:table-cell office:value-type="float" office:value="1.97551738432047" calcext:value-type="float">
            <text:p>1,975517384320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.20521246896455" calcext:value-type="float">
            <text:p>-1,20521246896455</text:p>
          </table:table-cell>
          <table:table-cell office:value-type="float" office:value="4.28027609397851" calcext:value-type="float">
            <text:p>4,28027609397851</text:p>
          </table:table-cell>
          <table:table-cell office:value-type="float" office:value="1.64240417787375" calcext:value-type="float">
            <text:p>1,6424041778737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.261476347320539" calcext:value-type="float">
            <text:p>0,261476347320539</text:p>
          </table:table-cell>
          <table:table-cell office:value-type="float" office:value="5.2696113092616" calcext:value-type="float">
            <text:p>5,2696113092616</text:p>
          </table:table-cell>
          <table:table-cell office:value-type="float" office:value="3.33583027064003" calcext:value-type="float">
            <text:p>3,335830270640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0.349235534461666" calcext:value-type="float">
            <text:p>-0,349235534461666</text:p>
          </table:table-cell>
          <table:table-cell office:value-type="float" office:value="3.76170158930274" calcext:value-type="float">
            <text:p>3,76170158930274</text:p>
          </table:table-cell>
          <table:table-cell office:value-type="float" office:value="3.02687611521036" calcext:value-type="float">
            <text:p>3,026876115210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197253586380089" calcext:value-type="float">
            <text:p>0,197253586380089</text:p>
          </table:table-cell>
          <table:table-cell office:value-type="float" office:value="3.11688257995741" calcext:value-type="float">
            <text:p>3,11688257995741</text:p>
          </table:table-cell>
          <table:table-cell office:value-type="float" office:value="3.03061105753523" calcext:value-type="float">
            <text:p>3,030611057535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0.547109796150336" calcext:value-type="float">
            <text:p>-0,547109796150336</text:p>
          </table:table-cell>
          <table:table-cell office:value-type="float" office:value="5.20517187877202" calcext:value-type="float">
            <text:p>5,20517187877202</text:p>
          </table:table-cell>
          <table:table-cell office:value-type="float" office:value="3.37470737698307" calcext:value-type="float">
            <text:p>3,374707376983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0.14892954867515" calcext:value-type="float">
            <text:p>-0,14892954867515</text:p>
          </table:table-cell>
          <table:table-cell office:value-type="float" office:value="3.83045051992381" calcext:value-type="float">
            <text:p>3,83045051992381</text:p>
          </table:table-cell>
          <table:table-cell office:value-type="float" office:value="2.84969733168153" calcext:value-type="float">
            <text:p>2,849697331681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-1.19031266097051" calcext:value-type="float">
            <text:p>-1,19031266097051</text:p>
          </table:table-cell>
          <table:table-cell office:value-type="float" office:value="7.04664367418343" calcext:value-type="float">
            <text:p>7,04664367418343</text:p>
          </table:table-cell>
          <table:table-cell office:value-type="float" office:value="2.20744151974269" calcext:value-type="float">
            <text:p>2,207441519742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-2.47903493090418" calcext:value-type="float">
            <text:p>-2,47903493090418</text:p>
          </table:table-cell>
          <table:table-cell office:value-type="float" office:value="6.90751322498312" calcext:value-type="float">
            <text:p>6,90751322498312</text:p>
          </table:table-cell>
          <table:table-cell office:value-type="float" office:value="0.981253952758113" calcext:value-type="float">
            <text:p>0,9812539527581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306899279882948" calcext:value-type="float">
            <text:p>0,306899279882948</text:p>
          </table:table-cell>
          <table:table-cell office:value-type="float" office:value="5.78057996022548" calcext:value-type="float">
            <text:p>5,78057996022548</text:p>
          </table:table-cell>
          <table:table-cell office:value-type="float" office:value="3.43461615913335" calcext:value-type="float">
            <text:p>3,434616159133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7253809280597" calcext:value-type="float">
            <text:p>1,7253809280597</text:p>
          </table:table-cell>
          <table:table-cell office:value-type="float" office:value="4.45316131415918" calcext:value-type="float">
            <text:p>4,45316131415918</text:p>
          </table:table-cell>
          <table:table-cell office:value-type="float" office:value="4.73475268229015" calcext:value-type="float">
            <text:p>4,734752682290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-0.0212496408777937" calcext:value-type="float">
            <text:p>-0,021249640877794</text:p>
          </table:table-cell>
          <table:table-cell office:value-type="float" office:value="4.16397654458962" calcext:value-type="float">
            <text:p>4,16397654458962</text:p>
          </table:table-cell>
          <table:table-cell office:value-type="float" office:value="3.02765307162781" calcext:value-type="float">
            <text:p>3,027653071627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221090582338487" calcext:value-type="float">
            <text:p>0,221090582338487</text:p>
          </table:table-cell>
          <table:table-cell office:value-type="float" office:value="6.14320291717562" calcext:value-type="float">
            <text:p>6,14320291717562</text:p>
          </table:table-cell>
          <table:table-cell office:value-type="float" office:value="3.28013164513206" calcext:value-type="float">
            <text:p>3,280131645132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-0.895041408156416" calcext:value-type="float">
            <text:p>-0,895041408156416</text:p>
          </table:table-cell>
          <table:table-cell office:value-type="float" office:value="5.07559139547969" calcext:value-type="float">
            <text:p>5,07559139547969</text:p>
          </table:table-cell>
          <table:table-cell office:value-type="float" office:value="2.78056465344188" calcext:value-type="float">
            <text:p>2,78056465344188</text:p>
          </table:table-cell>
        </table:table-row>
        <table:table-row table:style-name="ro1">
          <table:table-cell office:value-type="string" calcext:value-type="string">
            <text:p>Mittelwert</text:p>
          </table:table-cell>
          <table:table-cell/>
          <table:table-cell table:formula="of:=SUM([.C189:.C203])/15" office:value-type="float" office:value="-0.397207642151945" calcext:value-type="float">
            <text:p>-0,397207642151945</text:p>
          </table:table-cell>
          <table:table-cell table:formula="of:=SUM([.D189:.D203])/15" office:value-type="float" office:value="4.78197205354109" calcext:value-type="float">
            <text:p>4,78197205354109</text:p>
          </table:table-cell>
          <table:table-cell table:formula="of:=SUM([.E189:.E203])/15" office:value-type="float" office:value="2.68888599381658" calcext:value-type="float">
            <text:p>2,688885993816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9" loext:min-decimal-places="9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.00.0000</text:date>, <text:time style:data-style-name="N2" text:time-value="08:54:42.92385902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02T08:48:04.328908886</meta:creation-date>
    <dc:date>2025-05-02T12:09:42.397998582</dc:date>
    <meta:editing-duration>PT3H10M30S</meta:editing-duration>
    <meta:editing-cycles>36</meta:editing-cycles>
    <meta:generator>LibreOffice/6.4.7.2$Linux_X86_64 LibreOffice_project/40$Build-2</meta:generator>
    <meta:document-statistic meta:table-count="1" meta:cell-count="930" meta:object-count="0"/>
  </office:meta>
</office:document-meta>
</file>